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8"/>
          <table:table-cell table:style-name="ce8" office:value-type="string" calcext:value-type="string">
            <text:p>OP Code</text:p>
          </table:table-cell>
          <table:table-cell table:style-name="ce8" office:value-type="string" calcext:value-type="string">
            <text:p>Mnemonic</text:p>
          </table:table-cell>
          <table:table-cell table:style-name="ce8" office:value-type="string" calcext:value-type="string">
            <text:p>addressing</text:p>
          </table:table-cell>
          <table:table-cell table:style-name="ce8" office:value-type="string" calcext:value-type="string">
            <text:p>bytes</text:p>
          </table:table-cell>
          <table:table-cell table:style-name="ce8" office:value-type="string" calcext:value-type="string">
            <text:p>cycles</text:p>
          </table:table-cell>
          <table:table-cell table:style-name="ce8"/>
          <table:table-cell/>
          <table:table-cell table:style-name="ce8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office:value-type="string" calcext:value-type="string">
            <text:p>ASL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office:value-type="string" calcext:value-type="string">
            <text:p>PL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office:value-type="string" calcext:value-type="string">
            <text:p>RT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b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office:value-type="string" calcext:value-type="string">
            <text:p>LSR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i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office:value-type="string" calcext:value-type="string">
            <text:p>TS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ORA_Xind, &#9;// 0x01" calcext:value-type="string">
            <text:p>do_ORA_Xind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ORA_zpg, &#9;// 0x05" calcext:value-type="string">
            <text:p>do_ORA_zpg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ASL_zpg, &#9;// 0x06" calcext:value-type="string">
            <text:p>do_ASL_zpg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PHP_impl, &#9;// 0x08" calcext:value-type="string">
            <text:p>do_PH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ORA_imm, &#9;// 0x09" calcext:value-type="string">
            <text:p>do_ORA_imm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ASL_A, &#9;// 0x0A" calcext:value-type="string">
            <text:p>do_ASL_A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ORA_abs, &#9;// 0x0D" calcext:value-type="string">
            <text:p>do_ORA_abs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ASL_abs, &#9;// 0x0E" calcext:value-type="string">
            <text:p>do_ASL_abs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BPL_rel, &#9;// 0x10" calcext:value-type="string">
            <text:p>do_BPL_re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ORA_indY, &#9;// 0x11" calcext:value-type="string">
            <text:p>do_ORA_indY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ORA_zpgX, &#9;// 0x15" calcext:value-type="string">
            <text:p>do_ORA_zpgX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ASL_zpgX, &#9;// 0x16" calcext:value-type="string">
            <text:p>do_ASL_zpgX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ORA_absY, &#9;// 0x19" calcext:value-type="string">
            <text:p>do_ORA_absY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ORA_absX, &#9;// 0x1D" calcext:value-type="string">
            <text:p>do_ORA_absX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ASL_absX, &#9;// 0x1E" calcext:value-type="string">
            <text:p>do_ASL_absX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JSR_abs, &#9;// 0x20" calcext:value-type="string">
            <text:p>do_JSR_abs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AND_Xind, &#9;// 0x21" calcext:value-type="string">
            <text:p>do_AND_Xind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BIT_zpg, &#9;// 0x24" calcext:value-type="string">
            <text:p>do_BIT_zpg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AND_zpg, &#9;// 0x25" calcext:value-type="string">
            <text:p>do_AND_zpg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ROL_zpg, &#9;// 0x26" calcext:value-type="string">
            <text:p>do_ROL_zpg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PLP_impl, &#9;// 0x28" calcext:value-type="string">
            <text:p>do_PL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AND_imm, &#9;// 0x29" calcext:value-type="string">
            <text:p>do_AND_imm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ROL_A, &#9;// 0x2A" calcext:value-type="string">
            <text:p>do_ROL_A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BIT_abs, &#9;// 0x2C" calcext:value-type="string">
            <text:p>do_BIT_abs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AND_abs, &#9;// 0x2D" calcext:value-type="string">
            <text:p>do_AND_abs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ROL_abs, &#9;// 0x2E" calcext:value-type="string">
            <text:p>do_ROL_abs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BMI_rel, &#9;// 0x30" calcext:value-type="string">
            <text:p>do_BMI_re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AND_indY, &#9;// 0x31" calcext:value-type="string">
            <text:p>do_AND_indY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AND_zpgX, &#9;// 0x35" calcext:value-type="string">
            <text:p>do_AND_zpgX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ROL_zpgX, &#9;// 0x36" calcext:value-type="string">
            <text:p>do_ROL_zpgX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AND_absY, &#9;// 0x39" calcext:value-type="string">
            <text:p>do_AND_absY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AND_absX, &#9;// 0x3D" calcext:value-type="string">
            <text:p>do_AND_absX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ROL_absX, &#9;// 0x3E" calcext:value-type="string">
            <text:p>do_ROL_absX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RTI_impl, &#9;// 0x40" calcext:value-type="string">
            <text:p>do_RTI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EOR_Xind, &#9;// 0x41" calcext:value-type="string">
            <text:p>do_EOR_Xind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EOR_zpg, &#9;// 0x45" calcext:value-type="string">
            <text:p>do_EOR_zpg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LSR_zpg, &#9;// 0x46" calcext:value-type="string">
            <text:p>do_LSR_zpg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PHA_impl, &#9;// 0x48" calcext:value-type="string">
            <text:p>do_PHA_impl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EOR_imm, &#9;// 0x49" calcext:value-type="string">
            <text:p>do_EOR_imm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LSR_A, &#9;// 0x4A" calcext:value-type="string">
            <text:p>do_LSR_A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JMP_abs, &#9;// 0x4C" calcext:value-type="string">
            <text:p>do_JMP_abs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EOR_abs, &#9;// 0x4D" calcext:value-type="string">
            <text:p>do_EOR_abs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LSR_abs, &#9;// 0x4E" calcext:value-type="string">
            <text:p>do_LSR_abs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BVC_rel, &#9;// 0x50" calcext:value-type="string">
            <text:p>do_BVC_re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EOR_indY, &#9;// 0x51" calcext:value-type="string">
            <text:p>do_EOR_indY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EOR_zpgX, &#9;// 0x55" calcext:value-type="string">
            <text:p>do_EOR_zpgX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LSR_zpgX, &#9;// 0x56" calcext:value-type="string">
            <text:p>do_LSR_zpgX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CLI_impl, &#9;// 0x58" calcext:value-type="string">
            <text:p>do_CLI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EOR_absY, &#9;// 0x59" calcext:value-type="string">
            <text:p>do_EOR_absY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EOR_absX, &#9;// 0x5D" calcext:value-type="string">
            <text:p>do_EOR_absX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LSR_absX, &#9;// 0x5E" calcext:value-type="string">
            <text:p>do_LSR_absX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RTS_impl, &#9;// 0x60" calcext:value-type="string">
            <text:p>do_RTS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ADC_Xind, &#9;// 0x61" calcext:value-type="string">
            <text:p>do_ADC_Xind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ROR_zpg, &#9;// 0x66" calcext:value-type="string">
            <text:p>do_ROR_zpg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PLA_impl, &#9;// 0x68" calcext:value-type="string">
            <text:p>do_PLA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ROR_A, &#9;// 0x6A" calcext:value-type="string">
            <text:p>do_ROR_A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JMP_ind, &#9;// 0x6C" calcext:value-type="string">
            <text:p>do_JMP_ind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ADC_abs, &#9;// 0x6D" calcext:value-type="string">
            <text:p>do_ADC_abs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ROR_abs, &#9;// 0x6E" calcext:value-type="string">
            <text:p>do_ROR_abs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BVS_rel, &#9;// 0x70" calcext:value-type="string">
            <text:p>do_BVS_re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ADC_indY, &#9;// 0x71" calcext:value-type="string">
            <text:p>do_ADC_indY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ADC_zpgX, &#9;// 0x75" calcext:value-type="string">
            <text:p>do_ADC_zpgX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ROR_zpgX, &#9;// 0x76" calcext:value-type="string">
            <text:p>do_ROR_zpgX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SEI_impl, &#9;// 0x78" calcext:value-type="string">
            <text:p>do_SEI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ADC_absY, &#9;// 0x79" calcext:value-type="string">
            <text:p>do_ADC_absY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ADC_absX, &#9;// 0x7D" calcext:value-type="string">
            <text:p>do_ADC_absX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ROR_absX, &#9;// 0x7E" calcext:value-type="string">
            <text:p>do_ROR_absX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STA_Xind, &#9;// 0x81" calcext:value-type="string">
            <text:p>do_STA_Xind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BCC_rel, &#9;// 0x90" calcext:value-type="string">
            <text:p>do_BCC_re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STA_indY, &#9;// 0x91" calcext:value-type="string">
            <text:p>do_STA_indY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STY_zpgX, &#9;// 0x94" calcext:value-type="string">
            <text:p>do_STY_zpgX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STA_zpgX, &#9;// 0x95" calcext:value-type="string">
            <text:p>do_STA_zpgX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STX_zpgY, &#9;// 0x96" calcext:value-type="string">
            <text:p>do_STX_zpgY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STA_absY, &#9;// 0x99" calcext:value-type="string">
            <text:p>do_STA_absY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TXS_impl, &#9;// 0x9A" calcext:value-type="string">
            <text:p>do_TXS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STA_absX, &#9;// 0x9D" calcext:value-type="string">
            <text:p>do_STA_absX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LDA_Xind, &#9;// 0xA1" calcext:value-type="string">
            <text:p>do_LDA_Xind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LDY_zpg, &#9;// 0xA4" calcext:value-type="string">
            <text:p>do_LDY_zpg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LDA_zpg, &#9;// 0xA5" calcext:value-type="string">
            <text:p>do_LDA_zpg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LDX_zpg, &#9;// 0xA6" calcext:value-type="string">
            <text:p>do_LDX_zpg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LDY_abs, &#9;// 0xAC" calcext:value-type="string">
            <text:p>do_LDY_abs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LDA_abs, &#9;// 0xAD" calcext:value-type="string">
            <text:p>do_LDA_abs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LDX_abs, &#9;// 0xAE" calcext:value-type="string">
            <text:p>do_LDX_abs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BCS_rel, &#9;// 0xB0" calcext:value-type="string">
            <text:p>do_BCS_re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LDA_indY, &#9;// 0xB1" calcext:value-type="string">
            <text:p>do_LDA_indY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LDY_zpgX, &#9;// 0xB4" calcext:value-type="string">
            <text:p>do_LDY_zpgX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LDA_zpgX, &#9;// 0xB5" calcext:value-type="string">
            <text:p>do_LDA_zpgX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LDX_zpgY, &#9;// 0xB6" calcext:value-type="string">
            <text:p>do_LDX_zpgY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CLV_impl, &#9;// 0xB8" calcext:value-type="string">
            <text:p>do_CLV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LDA_absY, &#9;// 0xB9" calcext:value-type="string">
            <text:p>do_LDA_absY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TSX_impl, &#9;// 0xBA" calcext:value-type="string">
            <text:p>do_TSX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LDY_absX, &#9;// 0xBC" calcext:value-type="string">
            <text:p>do_LDY_absX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LDA_absX, &#9;// 0xBD" calcext:value-type="string">
            <text:p>do_LDA_absX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LDX_absY, &#9;// 0xBE" calcext:value-type="string">
            <text:p>do_LDX_absY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CPY_imm, &#9;// 0xC0" calcext:value-type="string">
            <text:p>do_CPY_imm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CMP_Xind, &#9;// 0xC1" calcext:value-type="string">
            <text:p>do_CMP_Xind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CPY_zpg, &#9;// 0xC4" calcext:value-type="string">
            <text:p>do_CPY_zpg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CMP_zpg, &#9;// 0xC5" calcext:value-type="string">
            <text:p>do_CMP_zpg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DEC_zpg, &#9;// 0xC6" calcext:value-type="string">
            <text:p>do_DEC_zpg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CMP_imm, &#9;// 0xC9" calcext:value-type="string">
            <text:p>do_CMP_imm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CPY_abs, &#9;// 0xCC" calcext:value-type="string">
            <text:p>do_CPY_abs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CMP_abs, &#9;// 0xCD" calcext:value-type="string">
            <text:p>do_CMP_abs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DEC_abs, &#9;// 0xCE" calcext:value-type="string">
            <text:p>do_DEC_abs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BNE_rel, &#9;// 0xD0" calcext:value-type="string">
            <text:p>do_BNE_re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CMP_indY, &#9;// 0xD1" calcext:value-type="string">
            <text:p>do_CMP_indY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CMP_zpgX, &#9;// 0xD5" calcext:value-type="string">
            <text:p>do_CMP_zpgX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DEC_zpgX, &#9;// 0xD6" calcext:value-type="string">
            <text:p>do_DEC_zpgX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CLD_impl, &#9;// 0xD8" calcext:value-type="string">
            <text:p>do_CLD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CMP_absY, &#9;// 0xD9" calcext:value-type="string">
            <text:p>do_CMP_absY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CMP_absX, &#9;// 0xDD" calcext:value-type="string">
            <text:p>do_CMP_absX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DEC_absX, &#9;// 0xDE" calcext:value-type="string">
            <text:p>do_DEC_absX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CPX_imm, &#9;// 0xE0" calcext:value-type="string">
            <text:p>do_CPX_imm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SBC_Xind, &#9;// 0xE1" calcext:value-type="string">
            <text:p>do_SBC_Xind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CPX_zpg, &#9;// 0xE4" calcext:value-type="string">
            <text:p>do_CPX_zpg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INC_zpg, &#9;// 0xE6" calcext:value-type="string">
            <text:p>do_INC_zpg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CPX_abs, &#9;// 0xEC" calcext:value-type="string">
            <text:p>do_CPX_abs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SBC_abs, &#9;// 0xED" calcext:value-type="string">
            <text:p>do_SBC_abs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INC_abs, &#9;// 0xEE" calcext:value-type="string">
            <text:p>do_INC_abs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BEQ_rel, &#9;// 0xF0" calcext:value-type="string">
            <text:p>do_BEQ_re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SBC_indY, &#9;// 0xF1" calcext:value-type="string">
            <text:p>do_SBC_indY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SBC_zpgX, &#9;// 0xF5" calcext:value-type="string">
            <text:p>do_SBC_zpgX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INC_zpgX, &#9;// 0xF6" calcext:value-type="string">
            <text:p>do_INC_zpgX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SED_impl, &#9;// 0xF8" calcext:value-type="string">
            <text:p>do_SED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SBC_absY, &#9;// 0xF9" calcext:value-type="string">
            <text:p>do_SBC_absY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SBC_absX, &#9;// 0xFD" calcext:value-type="string">
            <text:p>do_SBC_absX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INC_absX, &#9;// 0xFE" calcext:value-type="string">
            <text:p>do_INC_absX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table table:name="Table" table:style-name="ta1">
        <office:forms form:automatic-focus="false" form:apply-design-mode="false"/>
        <table:table-column table:style-name="co1" table:default-cell-style-name="ce8"/>
        <table:table-column table:style-name="co1" table:number-columns-repeated="12" table:default-cell-style-name="Default"/>
        <table:table-row table:style-name="ro1">
          <table:table-cell/>
          <table:table-cell table:style-name="ce12" office:value-type="string" calcext:value-type="string" table:number-columns-spanned="12" table:number-rows-spanned="1">
            <text:p>Low nibble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High nibbl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BRK</text:p>
          </table:table-cell>
          <table:table-cell table:style-name="ce13" office:value-type="string" calcext:value-type="string">
            <text:p>lDA (ind</text:p>
          </table:table-cell>
          <table:table-cell table:style-name="ce13" table:number-columns-repeated="2"/>
          <table:table-cell table:style-name="ce13" office:value-type="string" calcext:value-type="string">
            <text:p>ORA zpg</text:p>
          </table:table-cell>
          <table:table-cell table:style-name="ce13" office:value-type="string" calcext:value-type="string">
            <text:p>ASL zpg</text:p>
          </table:table-cell>
          <table:table-cell table:style-name="ce13" office:value-type="string" calcext:value-type="string">
            <text:p>PHP</text:p>
          </table:table-cell>
          <table:table-cell table:style-name="ce13" office:value-type="string" calcext:value-type="string">
            <text:p>ORA #</text:p>
          </table:table-cell>
          <table:table-cell table:style-name="ce13" office:value-type="string" calcext:value-type="string">
            <text:p>ASL A</text:p>
          </table:table-cell>
          <table:table-cell table:style-name="ce13"/>
          <table:table-cell table:style-name="ce13" office:value-type="string" calcext:value-type="string">
            <text:p>ORA abs</text:p>
          </table:table-cell>
          <table:table-cell table:style-name="ce13" office:value-type="string" calcext:value-type="string">
            <text:p>ASL 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PL rel</text:p>
          </table:table-cell>
          <table:table-cell table:style-name="ce13" office:value-type="string" calcext:value-type="string">
            <text:p>ORA (ind),Y</text:p>
          </table:table-cell>
          <table:table-cell table:style-name="ce13" table:number-columns-repeated="2"/>
          <table:table-cell table:style-name="ce13" office:value-type="string" calcext:value-type="string">
            <text:p>ORA zpg,X</text:p>
          </table:table-cell>
          <table:table-cell table:style-name="ce13" office:value-type="string" calcext:value-type="string">
            <text:p>ASL zpg,X</text:p>
          </table:table-cell>
          <table:table-cell table:style-name="ce13" office:value-type="string" calcext:value-type="string">
            <text:p>CLC</text:p>
          </table:table-cell>
          <table:table-cell table:style-name="ce13" office:value-type="string" calcext:value-type="string">
            <text:p>ORA abs,Y</text:p>
          </table:table-cell>
          <table:table-cell table:style-name="ce13" table:number-columns-repeated="2"/>
          <table:table-cell table:style-name="ce13" office:value-type="string" calcext:value-type="string">
            <text:p>ORA abs,X</text:p>
          </table:table-cell>
          <table:table-cell table:style-name="ce13" office:value-type="string" calcext:value-type="string">
            <text:p>ASL abs,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JSR abs</text:p>
          </table:table-cell>
          <table:table-cell table:style-name="ce13" office:value-type="string" calcext:value-type="string">
            <text:p>AND (ind,X)</text:p>
          </table:table-cell>
          <table:table-cell table:style-name="ce13"/>
          <table:table-cell table:style-name="ce13" office:value-type="string" calcext:value-type="string">
            <text:p>BIT zpg</text:p>
          </table:table-cell>
          <table:table-cell table:style-name="ce13" office:value-type="string" calcext:value-type="string">
            <text:p>AND zpg</text:p>
          </table:table-cell>
          <table:table-cell table:style-name="ce13" office:value-type="string" calcext:value-type="string">
            <text:p>ROL zpg</text:p>
          </table:table-cell>
          <table:table-cell table:style-name="ce13" office:value-type="string" calcext:value-type="string">
            <text:p>PLP</text:p>
          </table:table-cell>
          <table:table-cell table:style-name="ce13" office:value-type="string" calcext:value-type="string">
            <text:p>AND #</text:p>
          </table:table-cell>
          <table:table-cell table:style-name="ce13" office:value-type="string" calcext:value-type="string">
            <text:p>ROL A</text:p>
          </table:table-cell>
          <table:table-cell table:style-name="ce13" office:value-type="string" calcext:value-type="string">
            <text:p>BIT abs</text:p>
          </table:table-cell>
          <table:table-cell table:style-name="ce13" office:value-type="string" calcext:value-type="string">
            <text:p>AND abs</text:p>
          </table:table-cell>
          <table:table-cell table:style-name="ce13" office:value-type="string" calcext:value-type="string">
            <text:p>ROL ab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BMI rel</text:p>
          </table:table-cell>
          <table:table-cell table:style-name="ce13" office:value-type="string" calcext:value-type="string">
            <text:p>AND (ind),Y</text:p>
          </table:table-cell>
          <table:table-cell table:style-name="ce13" table:number-columns-repeated="2"/>
          <table:table-cell table:style-name="ce13" office:value-type="string" calcext:value-type="string">
            <text:p>AND zpg,X</text:p>
          </table:table-cell>
          <table:table-cell table:style-name="ce13" office:value-type="string" calcext:value-type="string">
            <text:p>ROL zpg,X</text:p>
          </table:table-cell>
          <table:table-cell table:style-name="ce13" office:value-type="string" calcext:value-type="string">
            <text:p>SEC</text:p>
          </table:table-cell>
          <table:table-cell table:style-name="ce13" office:value-type="string" calcext:value-type="string">
            <text:p>AND abs,Y</text:p>
          </table:table-cell>
          <table:table-cell table:style-name="ce13" table:number-columns-repeated="2"/>
          <table:table-cell table:style-name="ce13" office:value-type="string" calcext:value-type="string">
            <text:p>AND abs,X</text:p>
          </table:table-cell>
          <table:table-cell table:style-name="ce13" office:value-type="string" calcext:value-type="string">
            <text:p>ROL abs,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RTI</text:p>
          </table:table-cell>
          <table:table-cell table:style-name="ce13" office:value-type="string" calcext:value-type="string">
            <text:p>EOR (ind,X)</text:p>
          </table:table-cell>
          <table:table-cell table:style-name="ce13" table:number-columns-repeated="2"/>
          <table:table-cell table:style-name="ce13" office:value-type="string" calcext:value-type="string">
            <text:p>EOR zpg</text:p>
          </table:table-cell>
          <table:table-cell table:style-name="ce13" office:value-type="string" calcext:value-type="string">
            <text:p>LSR zpg</text:p>
          </table:table-cell>
          <table:table-cell table:style-name="ce13" office:value-type="string" calcext:value-type="string">
            <text:p>PHA</text:p>
          </table:table-cell>
          <table:table-cell table:style-name="ce13" office:value-type="string" calcext:value-type="string">
            <text:p>EOR #</text:p>
          </table:table-cell>
          <table:table-cell table:style-name="ce13" office:value-type="string" calcext:value-type="string">
            <text:p>LSR A</text:p>
          </table:table-cell>
          <table:table-cell table:style-name="ce13" office:value-type="string" calcext:value-type="string">
            <text:p>JMP abs</text:p>
          </table:table-cell>
          <table:table-cell table:style-name="ce13" office:value-type="string" calcext:value-type="string">
            <text:p>EOR abs</text:p>
          </table:table-cell>
          <table:table-cell table:style-name="ce13" office:value-type="string" calcext:value-type="string">
            <text:p>LSR ab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BVC rel</text:p>
          </table:table-cell>
          <table:table-cell table:style-name="ce13" office:value-type="string" calcext:value-type="string">
            <text:p>EOR (ind),Y</text:p>
          </table:table-cell>
          <table:table-cell table:style-name="ce13" table:number-columns-repeated="2"/>
          <table:table-cell table:style-name="ce13" office:value-type="string" calcext:value-type="string">
            <text:p>EOR zpg,X</text:p>
          </table:table-cell>
          <table:table-cell table:style-name="ce13" office:value-type="string" calcext:value-type="string">
            <text:p>LSR zpg,X</text:p>
          </table:table-cell>
          <table:table-cell table:style-name="ce13" office:value-type="string" calcext:value-type="string">
            <text:p>CLI</text:p>
          </table:table-cell>
          <table:table-cell table:style-name="ce13" office:value-type="string" calcext:value-type="string">
            <text:p>EOR abs,Y</text:p>
          </table:table-cell>
          <table:table-cell table:style-name="ce13" table:number-columns-repeated="2"/>
          <table:table-cell table:style-name="ce13" office:value-type="string" calcext:value-type="string">
            <text:p>EOR abs,X</text:p>
          </table:table-cell>
          <table:table-cell table:style-name="ce13" office:value-type="string" calcext:value-type="string">
            <text:p>LSR abs,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RTS</text:p>
          </table:table-cell>
          <table:table-cell table:style-name="ce13" office:value-type="string" calcext:value-type="string">
            <text:p>ADC (ind,X)</text:p>
          </table:table-cell>
          <table:table-cell table:style-name="ce13" table:number-columns-repeated="2"/>
          <table:table-cell table:style-name="ce13" office:value-type="string" calcext:value-type="string">
            <text:p>ADC zpg</text:p>
          </table:table-cell>
          <table:table-cell table:style-name="ce13" office:value-type="string" calcext:value-type="string">
            <text:p>ROR zpg</text:p>
          </table:table-cell>
          <table:table-cell table:style-name="ce13" office:value-type="string" calcext:value-type="string">
            <text:p>PLA</text:p>
          </table:table-cell>
          <table:table-cell table:style-name="ce13" office:value-type="string" calcext:value-type="string">
            <text:p>ADC #</text:p>
          </table:table-cell>
          <table:table-cell table:style-name="ce13" office:value-type="string" calcext:value-type="string">
            <text:p>ROR A</text:p>
          </table:table-cell>
          <table:table-cell table:style-name="ce13" office:value-type="string" calcext:value-type="string">
            <text:p>JMP (ind)</text:p>
          </table:table-cell>
          <table:table-cell table:style-name="ce13" office:value-type="string" calcext:value-type="string">
            <text:p>ADC abs</text:p>
          </table:table-cell>
          <table:table-cell table:style-name="ce13" office:value-type="string" calcext:value-type="string">
            <text:p>ROR ab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BVS rel</text:p>
          </table:table-cell>
          <table:table-cell table:style-name="ce13" office:value-type="string" calcext:value-type="string">
            <text:p>ADC (ind),Y</text:p>
          </table:table-cell>
          <table:table-cell table:style-name="ce13" table:number-columns-repeated="2"/>
          <table:table-cell table:style-name="ce13" office:value-type="string" calcext:value-type="string">
            <text:p>ADC zpg,X</text:p>
          </table:table-cell>
          <table:table-cell table:style-name="ce13" office:value-type="string" calcext:value-type="string">
            <text:p>ROR zpg,X</text:p>
          </table:table-cell>
          <table:table-cell table:style-name="ce13" office:value-type="string" calcext:value-type="string">
            <text:p>SEI</text:p>
          </table:table-cell>
          <table:table-cell table:style-name="ce13" office:value-type="string" calcext:value-type="string">
            <text:p>ADC abs,Y</text:p>
          </table:table-cell>
          <table:table-cell table:style-name="ce13" table:number-columns-repeated="2"/>
          <table:table-cell table:style-name="ce13" office:value-type="string" calcext:value-type="string">
            <text:p>ADC abs,X</text:p>
          </table:table-cell>
          <table:table-cell table:style-name="ce13" office:value-type="string" calcext:value-type="string">
            <text:p>ROR abs,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/>
          <table:table-cell table:style-name="ce13" office:value-type="string" calcext:value-type="string">
            <text:p>STA (ind,X)</text:p>
          </table:table-cell>
          <table:table-cell table:style-name="ce13"/>
          <table:table-cell table:style-name="ce13" office:value-type="string" calcext:value-type="string">
            <text:p>STY zpg</text:p>
          </table:table-cell>
          <table:table-cell table:style-name="ce13" office:value-type="string" calcext:value-type="string">
            <text:p>STA zpg</text:p>
          </table:table-cell>
          <table:table-cell table:style-name="ce13" office:value-type="string" calcext:value-type="string">
            <text:p>STX zpg</text:p>
          </table:table-cell>
          <table:table-cell table:style-name="ce13" office:value-type="string" calcext:value-type="string">
            <text:p>DEY</text:p>
          </table:table-cell>
          <table:table-cell table:style-name="ce13"/>
          <table:table-cell table:style-name="ce13" office:value-type="string" calcext:value-type="string">
            <text:p>TXA</text:p>
          </table:table-cell>
          <table:table-cell table:style-name="ce13" office:value-type="string" calcext:value-type="string">
            <text:p>STY abs</text:p>
          </table:table-cell>
          <table:table-cell table:style-name="ce13" office:value-type="string" calcext:value-type="string">
            <text:p>STA abs</text:p>
          </table:table-cell>
          <table:table-cell table:style-name="ce13" office:value-type="string" calcext:value-type="string">
            <text:p>STX ab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BCC rel</text:p>
          </table:table-cell>
          <table:table-cell table:style-name="ce13" office:value-type="string" calcext:value-type="string">
            <text:p>STA (ind),Y</text:p>
          </table:table-cell>
          <table:table-cell table:style-name="ce13"/>
          <table:table-cell table:style-name="ce13" office:value-type="string" calcext:value-type="string">
            <text:p>STY zpg,X</text:p>
          </table:table-cell>
          <table:table-cell table:style-name="ce13" office:value-type="string" calcext:value-type="string">
            <text:p>STA zpg,X</text:p>
          </table:table-cell>
          <table:table-cell table:style-name="ce13" office:value-type="string" calcext:value-type="string">
            <text:p>STX zpg,Y</text:p>
          </table:table-cell>
          <table:table-cell table:style-name="ce13" office:value-type="string" calcext:value-type="string">
            <text:p>TYA</text:p>
          </table:table-cell>
          <table:table-cell table:style-name="ce13" office:value-type="string" calcext:value-type="string">
            <text:p>STA abs,Y</text:p>
          </table:table-cell>
          <table:table-cell table:style-name="ce13" office:value-type="string" calcext:value-type="string">
            <text:p>TXS</text:p>
          </table:table-cell>
          <table:table-cell table:style-name="ce13"/>
          <table:table-cell table:style-name="ce13" office:value-type="string" calcext:value-type="string">
            <text:p>STA abs,X</text:p>
          </table:table-cell>
          <table:table-cell table:style-name="ce13"/>
        </table:table-row>
        <table:table-row table:style-name="ro1">
          <table:table-cell office:value-type="string" calcext:value-type="string">
            <text:p>A</text:p>
          </table:table-cell>
          <table:table-cell table:style-name="ce13" office:value-type="string" calcext:value-type="string">
            <text:p>LDY #</text:p>
          </table:table-cell>
          <table:table-cell table:style-name="ce13" office:value-type="string" calcext:value-type="string">
            <text:p>LDA (ind,X)</text:p>
          </table:table-cell>
          <table:table-cell table:style-name="ce13" office:value-type="string" calcext:value-type="string">
            <text:p>LDX #</text:p>
          </table:table-cell>
          <table:table-cell table:style-name="ce13" office:value-type="string" calcext:value-type="string">
            <text:p>LDY zpg</text:p>
          </table:table-cell>
          <table:table-cell table:style-name="ce13" office:value-type="string" calcext:value-type="string">
            <text:p>LDA zpg</text:p>
          </table:table-cell>
          <table:table-cell table:style-name="ce13" office:value-type="string" calcext:value-type="string">
            <text:p>LDX zpg</text:p>
          </table:table-cell>
          <table:table-cell table:style-name="ce13" office:value-type="string" calcext:value-type="string">
            <text:p>TAY</text:p>
          </table:table-cell>
          <table:table-cell table:style-name="ce13" office:value-type="string" calcext:value-type="string">
            <text:p>LDA #</text:p>
          </table:table-cell>
          <table:table-cell table:style-name="ce13" office:value-type="string" calcext:value-type="string">
            <text:p>TAX</text:p>
          </table:table-cell>
          <table:table-cell table:style-name="ce13" office:value-type="string" calcext:value-type="string">
            <text:p>LDY abs</text:p>
          </table:table-cell>
          <table:table-cell table:style-name="ce13" office:value-type="string" calcext:value-type="string">
            <text:p>LDA abs</text:p>
          </table:table-cell>
          <table:table-cell table:style-name="ce13" office:value-type="string" calcext:value-type="string">
            <text:p>LDX ab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3" office:value-type="string" calcext:value-type="string">
            <text:p>BCS rel</text:p>
          </table:table-cell>
          <table:table-cell table:style-name="ce13" office:value-type="string" calcext:value-type="string">
            <text:p>LDA (ind),Y</text:p>
          </table:table-cell>
          <table:table-cell table:style-name="ce13"/>
          <table:table-cell table:style-name="ce13" office:value-type="string" calcext:value-type="string">
            <text:p>LDY zpg,X</text:p>
          </table:table-cell>
          <table:table-cell table:style-name="ce13" office:value-type="string" calcext:value-type="string">
            <text:p>LDA zpg,X</text:p>
          </table:table-cell>
          <table:table-cell table:style-name="ce13" office:value-type="string" calcext:value-type="string">
            <text:p>LDX zpg,Y</text:p>
          </table:table-cell>
          <table:table-cell table:style-name="ce13" office:value-type="string" calcext:value-type="string">
            <text:p>CLV</text:p>
          </table:table-cell>
          <table:table-cell table:style-name="ce13" office:value-type="string" calcext:value-type="string">
            <text:p>LDA abs,Y</text:p>
          </table:table-cell>
          <table:table-cell table:style-name="ce13" office:value-type="string" calcext:value-type="string">
            <text:p>TSX</text:p>
          </table:table-cell>
          <table:table-cell table:style-name="ce13" office:value-type="string" calcext:value-type="string">
            <text:p>LDY abs,X</text:p>
          </table:table-cell>
          <table:table-cell table:style-name="ce13" office:value-type="string" calcext:value-type="string">
            <text:p>LDA abs,X</text:p>
          </table:table-cell>
          <table:table-cell table:style-name="ce13" office:value-type="string" calcext:value-type="string">
            <text:p>LDX abs,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3" office:value-type="string" calcext:value-type="string">
            <text:p>CPY #</text:p>
          </table:table-cell>
          <table:table-cell table:style-name="ce13" office:value-type="string" calcext:value-type="string">
            <text:p>CMP (ind,X)</text:p>
          </table:table-cell>
          <table:table-cell table:style-name="ce13"/>
          <table:table-cell table:style-name="ce13" office:value-type="string" calcext:value-type="string">
            <text:p>CPY zpg</text:p>
          </table:table-cell>
          <table:table-cell table:style-name="ce13" office:value-type="string" calcext:value-type="string">
            <text:p>CMP zpg</text:p>
          </table:table-cell>
          <table:table-cell table:style-name="ce13" office:value-type="string" calcext:value-type="string">
            <text:p>DEC zpg</text:p>
          </table:table-cell>
          <table:table-cell table:style-name="ce13" office:value-type="string" calcext:value-type="string">
            <text:p>INY</text:p>
          </table:table-cell>
          <table:table-cell table:style-name="ce13" office:value-type="string" calcext:value-type="string">
            <text:p>CMP #</text:p>
          </table:table-cell>
          <table:table-cell table:style-name="ce13" office:value-type="string" calcext:value-type="string">
            <text:p>DEX</text:p>
          </table:table-cell>
          <table:table-cell table:style-name="ce13" office:value-type="string" calcext:value-type="string">
            <text:p>CPY abs</text:p>
          </table:table-cell>
          <table:table-cell table:style-name="ce13" office:value-type="string" calcext:value-type="string">
            <text:p>CMP abs</text:p>
          </table:table-cell>
          <table:table-cell table:style-name="ce13" office:value-type="string" calcext:value-type="string">
            <text:p>DEC ab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3" office:value-type="string" calcext:value-type="string">
            <text:p>BNE rel</text:p>
          </table:table-cell>
          <table:table-cell table:style-name="ce13" office:value-type="string" calcext:value-type="string">
            <text:p>CMP (ind),Y</text:p>
          </table:table-cell>
          <table:table-cell table:style-name="ce13" table:number-columns-repeated="2"/>
          <table:table-cell table:style-name="ce13" office:value-type="string" calcext:value-type="string">
            <text:p>CMP zpg,X</text:p>
          </table:table-cell>
          <table:table-cell table:style-name="ce13" office:value-type="string" calcext:value-type="string">
            <text:p>DEC zpg,X</text:p>
          </table:table-cell>
          <table:table-cell table:style-name="ce13" office:value-type="string" calcext:value-type="string">
            <text:p>CLD</text:p>
          </table:table-cell>
          <table:table-cell table:style-name="ce13" office:value-type="string" calcext:value-type="string">
            <text:p>CMP abs,Y</text:p>
          </table:table-cell>
          <table:table-cell table:style-name="ce13" table:number-columns-repeated="2"/>
          <table:table-cell table:style-name="ce13" office:value-type="string" calcext:value-type="string">
            <text:p>CMP abs,X</text:p>
          </table:table-cell>
          <table:table-cell table:style-name="ce13" office:value-type="string" calcext:value-type="string">
            <text:p>DEC abs,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3" office:value-type="string" calcext:value-type="string">
            <text:p>CPX #</text:p>
          </table:table-cell>
          <table:table-cell table:style-name="ce13" office:value-type="string" calcext:value-type="string">
            <text:p>SBC (ind,X)</text:p>
          </table:table-cell>
          <table:table-cell table:style-name="ce13"/>
          <table:table-cell table:style-name="ce13" office:value-type="string" calcext:value-type="string">
            <text:p>CPX zpg</text:p>
          </table:table-cell>
          <table:table-cell table:style-name="ce13" office:value-type="string" calcext:value-type="string">
            <text:p>SBC zpg</text:p>
          </table:table-cell>
          <table:table-cell table:style-name="ce13" office:value-type="string" calcext:value-type="string">
            <text:p>INC zpg</text:p>
          </table:table-cell>
          <table:table-cell table:style-name="ce13" office:value-type="string" calcext:value-type="string">
            <text:p>INX</text:p>
          </table:table-cell>
          <table:table-cell table:style-name="ce13" office:value-type="string" calcext:value-type="string">
            <text:p>SBC #</text:p>
          </table:table-cell>
          <table:table-cell table:style-name="ce13" office:value-type="string" calcext:value-type="string">
            <text:p>NOP</text:p>
          </table:table-cell>
          <table:table-cell table:style-name="ce13" office:value-type="string" calcext:value-type="string">
            <text:p>CPX abs</text:p>
          </table:table-cell>
          <table:table-cell table:style-name="ce13" office:value-type="string" calcext:value-type="string">
            <text:p>SBC abs</text:p>
          </table:table-cell>
          <table:table-cell table:style-name="ce13" office:value-type="string" calcext:value-type="string">
            <text:p>INC ab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3" office:value-type="string" calcext:value-type="string">
            <text:p>BEQ rel</text:p>
          </table:table-cell>
          <table:table-cell table:style-name="ce13" office:value-type="string" calcext:value-type="string">
            <text:p>SBC (ind),Y</text:p>
          </table:table-cell>
          <table:table-cell table:style-name="ce13" table:number-columns-repeated="2"/>
          <table:table-cell table:style-name="ce13" office:value-type="string" calcext:value-type="string">
            <text:p>SBC zpg,X</text:p>
          </table:table-cell>
          <table:table-cell table:style-name="ce13" office:value-type="string" calcext:value-type="string">
            <text:p>INC zpg,X</text:p>
          </table:table-cell>
          <table:table-cell table:style-name="ce13" office:value-type="string" calcext:value-type="string">
            <text:p>SED</text:p>
          </table:table-cell>
          <table:table-cell table:style-name="ce13" office:value-type="string" calcext:value-type="string">
            <text:p>SBC abs,Y</text:p>
          </table:table-cell>
          <table:table-cell table:style-name="ce13" table:number-columns-repeated="2"/>
          <table:table-cell table:style-name="ce13" office:value-type="string" calcext:value-type="string">
            <text:p>SBC abs,X</text:p>
          </table:table-cell>
          <table:table-cell table:style-name="ce13" office:value-type="string" calcext:value-type="string">
            <text:p>INC abs,X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4"/>
          <table:table-cell table:number-columns-repeated="2"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/00/0000</text:date>, <text:time style:data-style-name="N2" text:time-value="21:59:26.1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4-05-12T22:47:09.833000000</dc:date>
    <meta:editing-duration>P80DT18H9M14S</meta:editing-duration>
    <meta:editing-cycles>74</meta:editing-cycles>
    <meta:generator>LibreOffice/7.5.4.2$Windows_X86_64 LibreOffice_project/36ccfdc35048b057fd9854c757a8b67ec53977b6</meta:generator>
    <meta:document-statistic meta:table-count="3" meta:cell-count="1593" meta:object-count="0"/>
  </office:meta>
</office:document-meta>
</file>